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dc50" officeooo:paragraph-rsid="000bdc50"/>
    </style:style>
    <style:style style:name="P2" style:family="paragraph" style:parent-style-name="Standard">
      <style:text-properties officeooo:rsid="000c3426" officeooo:paragraph-rsid="000c3426"/>
    </style:style>
    <style:style style:name="P3" style:family="paragraph" style:parent-style-name="Standard">
      <style:text-properties officeooo:rsid="000c3426" officeooo:paragraph-rsid="000fac11"/>
    </style:style>
    <style:style style:name="P4" style:family="paragraph" style:parent-style-name="Standard">
      <style:text-properties officeooo:rsid="000fac11" officeooo:paragraph-rsid="000fac11"/>
    </style:style>
    <style:style style:name="P5" style:family="paragraph" style:parent-style-name="Standard">
      <style:text-properties officeooo:rsid="0010cbcb" officeooo:paragraph-rsid="0010cbcb"/>
    </style:style>
    <style:style style:name="P6" style:family="paragraph" style:parent-style-name="Standard">
      <style:text-properties officeooo:rsid="0013e68a" officeooo:paragraph-rsid="0013e68a"/>
    </style:style>
    <style:style style:name="P7" style:family="paragraph" style:parent-style-name="Standard">
      <style:text-properties officeooo:rsid="0019b6ca" officeooo:paragraph-rsid="0019b6ca"/>
    </style:style>
    <style:style style:name="P8" style:family="paragraph" style:parent-style-name="Standard">
      <style:text-properties officeooo:rsid="001b7450" officeooo:paragraph-rsid="001b7450"/>
    </style:style>
    <style:style style:name="P9" style:family="paragraph" style:parent-style-name="Standard">
      <style:text-properties officeooo:rsid="001d1877" officeooo:paragraph-rsid="001d1877"/>
    </style:style>
    <style:style style:name="P10" style:family="paragraph" style:parent-style-name="Standard">
      <style:text-properties officeooo:rsid="001eb219" officeooo:paragraph-rsid="001eb219"/>
    </style:style>
    <style:style style:name="P11" style:family="paragraph" style:parent-style-name="Standard">
      <style:text-properties officeooo:rsid="0020ad45" officeooo:paragraph-rsid="0020ad45"/>
    </style:style>
    <style:style style:name="P12" style:family="paragraph" style:parent-style-name="Standard">
      <style:text-properties officeooo:rsid="00217cc8" officeooo:paragraph-rsid="00217cc8"/>
    </style:style>
    <style:style style:name="T1" style:family="text">
      <style:text-properties officeooo:rsid="000dc875"/>
    </style:style>
    <style:style style:name="T2" style:family="text">
      <style:text-properties officeooo:rsid="00108d54"/>
    </style:style>
    <style:style style:name="T3" style:family="text">
      <style:text-properties officeooo:rsid="0013014b"/>
    </style:style>
    <style:style style:name="T4" style:family="text">
      <style:text-properties officeooo:rsid="0018c84f"/>
    </style:style>
    <style:style style:name="T5" style:family="text">
      <style:text-properties officeooo:rsid="001a6adf"/>
    </style:style>
    <style:style style:name="T6" style:family="text">
      <style:text-properties officeooo:rsid="001e653d"/>
    </style:style>
    <style:style style:name="T7" style:family="text">
      <style:text-properties officeooo:rsid="00204783"/>
    </style:style>
    <style:style style:name="T8" style:family="text">
      <style:text-properties officeooo:rsid="0022ac73"/>
    </style:style>
    <style:style style:name="T9" style:family="text">
      <style:text-properties officeooo:rsid="0023ca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vin Yan 9/30/14</text:p>
      <text:p text:style-name="P1"/>
      <text:p text:style-name="P2">Loops: repeat a process over and over, allow us to do repetition</text:p>
      <text:p text:style-name="P3">We don't always need them, because recursion is also a thing. </text:p>
      <text:p text:style-name="P3"><text:span text:style-name="T1">But loops can be convenient in many circumstances. </text:span></text:p>
      <text:p text:style-name="P2"/>
      <text:p text:style-name="P2">In Scheme there are basically no loops, there is only recursion.</text:p>
      <text:p text:style-name="P4">In NetLogo, forever buttons were a thing too. They were basically loops, <text:span text:style-name="T2">which would rerun the code over and over until you clicked it again.</text:span></text:p>
      <text:p text:style-name="P5">Also “while” <text:span text:style-name="T3">and “repeat”.</text:span></text:p>
      <text:p text:style-name="P6">In Python, <text:span text:style-name="T4">there were “for” loops, would go through a list and run the code once for each item. </text:span></text:p>
      <text:p text:style-name="P7">Python's “while” loop <text:span text:style-name="T5">is more generic. </text:span></text:p>
      <text:p text:style-name="P8"/>
      <text:p text:style-name="P8">while Boolean<text:tab/><text:tab/><text:tab/><text:tab/></text:p>
      <text:p text:style-name="P8"><text:tab/>statement1</text:p>
      <text:p text:style-name="P8"><text:tab/>statement2</text:p>
      <text:p text:style-name="P8"/>
      <text:p text:style-name="P9">The statement will execute 0 or 1 or more times <text:span text:style-name="T6">depending on whether the Boolean is true, kind of like a repeating if statement. </text:span></text:p>
      <text:p text:style-name="P9"/>
      <text:p text:style-name="P10">Java has an if analogous to Python<text:span text:style-name="T7">'</text:span>s, and a while analogous to Python's. </text:p>
      <text:p text:style-name="P10"/>
      <text:p text:style-name="P11"><text:span text:style-name="T9">while (Boolean)<text:tab/><text:tab/><text:tab/><text:tab/><text:tab/><text:tab/>w</text:span>hile (Boolean) {</text:p>
      <text:p text:style-name="P11"><text:tab/><text:span text:style-name="T8">statement;</text:span><text:tab/><text:tab/><text:tab/><text:tab/><text:tab/><text:tab/><text:tab/>statement</text:p>
      <text:p text:style-name="P12"><text:tab/><text:tab/><text:tab/><text:tab/><text:tab/><text:tab/><text:tab/><text:tab/><text:tab/>statement</text:p>
      <text:p text:style-name="P11"><text:tab/><text:tab/><text:tab/><text:tab/><text:tab/><text:tab/><text:tab/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08:59:00.682670028</meta:creation-date>
    <dc:date>2014-09-30T09:08:31.460413498</dc:date>
    <meta:editing-duration>PT8M48S</meta:editing-duration>
    <meta:editing-cycles>28</meta:editing-cycles>
    <meta:generator>LibreOffice/4.2.6.3$Linux_X86_64 LibreOffice_project/420m0$Build-3</meta:generator>
    <meta:document-statistic meta:table-count="0" meta:image-count="0" meta:object-count="0" meta:page-count="1" meta:paragraph-count="18" meta:word-count="149" meta:character-count="893" meta:non-whitespace-character-count="721"/>
  </office:meta>
</office:document-meta>
</file>